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9000000629F45A286.png" manifest:media-type="image/png"/>
  <manifest:file-entry manifest:full-path="Pictures/10000001000000B0000000FE88DE269B.png" manifest:media-type="image/png"/>
  <manifest:file-entry manifest:full-path="Pictures/1000000100000097000000D2555CBC08.png" manifest:media-type="image/png"/>
  <manifest:file-entry manifest:full-path="Pictures/10000001000000AE000000FBEFF49D2C.png" manifest:media-type="image/png"/>
  <manifest:file-entry manifest:full-path="Pictures/10000001000000BF000000F80629430F.png" manifest:media-type="image/png"/>
  <manifest:file-entry manifest:full-path="Pictures/100000010000008F000000D7E4ABA653.png" manifest:media-type="image/png"/>
  <manifest:file-entry manifest:full-path="Pictures/1000000100000099000000BE0E2BF4A7.png" manifest:media-type="image/png"/>
  <manifest:file-entry manifest:full-path="Pictures/1000000100000095000000C1C461E26F.png" manifest:media-type="image/png"/>
  <manifest:file-entry manifest:full-path="Pictures/100000010000009F000000BB0D7239EB.png" manifest:media-type="image/png"/>
  <manifest:file-entry manifest:full-path="Pictures/10000001000000A4000000D30EC98D7C.png" manifest:media-type="image/png"/>
  <manifest:file-entry manifest:full-path="Pictures/10000001000000AA000000D2914F7074.png" manifest:media-type="image/png"/>
  <manifest:file-entry manifest:full-path="Pictures/10000001000000AA000000D47035D588.png" manifest:media-type="image/png"/>
  <manifest:file-entry manifest:full-path="Pictures/10000001000000A3000000BD7FA5637C.png" manifest:media-type="image/png"/>
  <manifest:file-entry manifest:full-path="Pictures/10000001000000A2000000D3F0E5E15D.png" manifest:media-type="image/png"/>
  <manifest:file-entry manifest:full-path="Pictures/100000010000009D000000C1DF6849EF.png" manifest:media-type="image/png"/>
  <manifest:file-entry manifest:full-path="Pictures/100000010000009E000000D76DF46B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8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89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99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7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text-properties style:font-name="Montserrat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Montserrat" fo:font-size="14pt" style:font-size-asian="14pt" style:font-size-complex="14pt"/>
    </style:style>
    <style:style style:name="P4" style:family="paragraph">
      <style:text-properties style:font-name="Montserrat"/>
    </style:style>
    <style:style style:name="P5" style:family="paragraph">
      <loext:graphic-properties draw:fill="none" draw:fill-color="#ffffff"/>
      <style:text-properties style:font-name="Montserrat"/>
    </style:style>
    <style:style style:name="P6" style:family="paragraph">
      <style:text-properties style:font-name="Montserrat" fo:font-size="32pt" style:font-size-asian="32pt" style:font-size-complex="32pt"/>
    </style:style>
    <style:style style:name="P7" style:family="paragraph">
      <loext:graphic-properties draw:fill="none" draw:fill-color="#ffffff"/>
      <style:text-properties style:font-name="Montserrat" fo:font-size="32pt" style:font-size-asian="32pt" style:font-size-complex="32pt"/>
    </style:style>
    <style:style style:name="T1" style:family="text">
      <style:text-properties style:font-name="Montserrat" fo:font-size="14pt" style:font-size-asian="14pt" style:font-size-complex="14pt"/>
    </style:style>
    <style:style style:name="T2" style:family="text">
      <style:text-properties style:font-name="Montserrat"/>
    </style:style>
    <style:style style:name="T3" style:family="text">
      <style:text-properties style:font-name="Montserra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Template" svg:width="3.281cm" svg:height="1.027cm" svg:x="1.27cm" svg:y="28.53cm">
          <draw:image xlink:href="Pictures/1000000100000139000000629F45A286.png" xlink:type="simple" xlink:show="embed" xlink:actuate="onLoad" draw:mime-type="image/png">
            <text:p/>
          </draw:image>
        </draw:frame>
        <draw:frame draw:style-name="gr2" draw:text-style-name="P3" draw:layer="Template" svg:width="6.9cm" svg:height="0.852cm" svg:x="12.77cm" svg:y="28.568cm">
          <draw:text-box>
            <text:p text:style-name="P2"><text:span text:style-name="T1">www.swingsurlasorgue.fr</text:span></text:p>
          </draw:text-box>
        </draw:frame>
        <draw:frame draw:style-name="gr3" draw:text-style-name="P1" draw:layer="layout" svg:width="4cm" svg:height="4.673cm" svg:x="4.995cm" svg:y="13.27cm">
          <draw:image xlink:href="Pictures/10000001000000B0000000FE88DE269B.png" xlink:type="simple" xlink:show="embed" xlink:actuate="onLoad" draw:mime-type="image/png">
            <text:p/>
          </draw:image>
        </draw:frame>
        <draw:frame draw:style-name="gr4" draw:text-style-name="P1" draw:layer="layout" svg:width="4cm" svg:height="4.996cm" svg:x="4.995cm" svg:y="18.02cm">
          <draw:image xlink:href="Pictures/10000001000000AE000000FBEFF49D2C.png" xlink:type="simple" xlink:show="embed" xlink:actuate="onLoad" draw:mime-type="image/png">
            <text:p/>
          </draw:image>
        </draw:frame>
        <draw:frame draw:style-name="gr5" draw:text-style-name="P1" draw:layer="layout" svg:width="4.25cm" svg:height="4.677cm" svg:x="4.87cm" svg:y="23.52cm">
          <draw:image xlink:href="Pictures/10000001000000BF000000F80629430F.png" xlink:type="simple" xlink:show="embed" xlink:actuate="onLoad" draw:mime-type="image/png">
            <text:p/>
          </draw:image>
        </draw:frame>
        <draw:frame draw:style-name="gr1" draw:text-style-name="P1" draw:layer="layout" svg:width="3.416cm" svg:height="4.75cm" svg:x="5.287cm" svg:y="3.12cm">
          <draw:image xlink:href="Pictures/1000000100000097000000D2555CBC08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4.347cm" svg:x="5.245cm" svg:y="8.823cm">
          <draw:image xlink:href="Pictures/1000000100000099000000BE0E2BF4A7.png" xlink:type="simple" xlink:show="embed" xlink:actuate="onLoad" draw:mime-type="image/png">
            <text:p/>
          </draw:image>
        </draw:frame>
        <draw:frame draw:style-name="gr2" draw:text-style-name="P5" draw:layer="layout" svg:width="2.728cm" svg:height="1.026cm" svg:x="5.631cm" svg:y="1.47cm">
          <draw:text-box>
            <text:p text:style-name="P4"><text:span text:style-name="T2">Majeur</text:span></text:p>
          </draw:text-box>
        </draw:frame>
        <draw:frame draw:style-name="gr6" draw:text-style-name="P1" draw:layer="layout" svg:width="3.278cm" svg:height="4.867cm" svg:x="10.256cm" svg:y="3.093cm">
          <draw:image xlink:href="Pictures/100000010000008F000000D7E4ABA653.png" xlink:type="simple" xlink:show="embed" xlink:actuate="onLoad" draw:mime-type="image/png">
            <text:p/>
          </draw:image>
        </draw:frame>
        <draw:frame draw:style-name="gr1" draw:text-style-name="P1" draw:layer="layout" svg:width="3.441cm" svg:height="4.458cm" svg:x="10.175cm" svg:y="8.712cm">
          <draw:image xlink:href="Pictures/1000000100000095000000C1C461E26F.png" xlink:type="simple" xlink:show="embed" xlink:actuate="onLoad" draw:mime-type="image/png">
            <text:p/>
          </draw:image>
        </draw:frame>
        <draw:frame draw:style-name="gr1" draw:text-style-name="P1" draw:layer="layout" svg:width="3.614cm" svg:height="4.25cm" svg:x="10.088cm" svg:y="13.67cm">
          <draw:image xlink:href="Pictures/100000010000009F000000BB0D7239EB.png" xlink:type="simple" xlink:show="embed" xlink:actuate="onLoad" draw:mime-type="image/png">
            <text:p/>
          </draw:image>
        </draw:frame>
        <draw:frame draw:style-name="gr1" draw:text-style-name="P1" draw:layer="layout" svg:width="3.75cm" svg:height="4.826cm" svg:x="10.02cm" svg:y="18.266cm">
          <draw:image xlink:href="Pictures/10000001000000A4000000D30EC98D7C.png" xlink:type="simple" xlink:show="embed" xlink:actuate="onLoad" draw:mime-type="image/png">
            <text:p/>
          </draw:image>
        </draw:frame>
        <draw:frame draw:style-name="gr1" draw:text-style-name="P1" draw:layer="layout" svg:width="3.8cm" svg:height="4.695cm" svg:x="9.995cm" svg:y="23.564cm">
          <draw:image xlink:href="Pictures/10000001000000AA000000D2914F7074.png" xlink:type="simple" xlink:show="embed" xlink:actuate="onLoad" draw:mime-type="image/png">
            <text:p/>
          </draw:image>
        </draw:frame>
        <draw:frame draw:style-name="gr2" draw:text-style-name="P5" draw:layer="layout" svg:width="2.206cm" svg:height="1.026cm" svg:x="10.792cm" svg:y="1.47cm">
          <draw:text-box>
            <text:p text:style-name="P4"><text:span text:style-name="T2">Maj 7</text:span></text:p>
          </draw:text-box>
        </draw:frame>
        <draw:frame draw:style-name="gr1" draw:text-style-name="P1" draw:layer="layout" svg:width="3.75cm" svg:height="4.676cm" svg:x="15.145cm" svg:y="23.52cm">
          <draw:image xlink:href="Pictures/10000001000000AA000000D47035D588.png" xlink:type="simple" xlink:show="embed" xlink:actuate="onLoad" draw:mime-type="image/png">
            <text:p/>
          </draw:image>
        </draw:frame>
        <draw:frame draw:style-name="gr1" draw:text-style-name="P1" draw:layer="layout" svg:width="3.665cm" svg:height="4.25cm" svg:x="15.188cm" svg:y="18.77cm">
          <draw:image xlink:href="Pictures/10000001000000A3000000BD7FA5637C.png" xlink:type="simple" xlink:show="embed" xlink:actuate="onLoad" draw:mime-type="image/png">
            <text:p/>
          </draw:image>
        </draw:frame>
        <draw:frame draw:style-name="gr1" draw:text-style-name="P1" draw:layer="layout" svg:width="3.646cm" svg:height="4.75cm" svg:x="15.197cm" svg:y="13.22cm">
          <draw:image xlink:href="Pictures/10000001000000A2000000D3F0E5E15D.png" xlink:type="simple" xlink:show="embed" xlink:actuate="onLoad" draw:mime-type="image/png">
            <text:p/>
          </draw:image>
        </draw:frame>
        <draw:frame draw:style-name="gr1" draw:text-style-name="P1" draw:layer="layout" svg:width="3.7cm" svg:height="4.549cm" svg:x="15.17cm" svg:y="8.621cm">
          <draw:image xlink:href="Pictures/100000010000009D000000C1DF6849EF.png" xlink:type="simple" xlink:show="embed" xlink:actuate="onLoad" draw:mime-type="image/png">
            <text:p/>
          </draw:image>
        </draw:frame>
        <draw:frame draw:style-name="gr1" draw:text-style-name="P1" draw:layer="layout" svg:width="3.75cm" svg:height="5.103cm" svg:x="15.145cm" svg:y="2.87cm">
          <draw:image xlink:href="Pictures/100000010000009E000000D76DF46BC2.png" xlink:type="simple" xlink:show="embed" xlink:actuate="onLoad" draw:mime-type="image/png">
            <text:p/>
          </draw:image>
        </draw:frame>
        <draw:frame draw:style-name="gr2" draw:text-style-name="P5" draw:layer="layout" svg:width="0.861cm" svg:height="1.026cm" svg:x="16.59cm" svg:y="1.47cm">
          <draw:text-box>
            <text:p text:style-name="P4"><text:span text:style-name="T2">7</text:span></text:p>
          </draw:text-box>
        </draw:frame>
        <draw:frame draw:style-name="gr2" draw:text-style-name="P7" draw:layer="layout" svg:width="1.334cm" svg:height="1.627cm" svg:x="2.52cm" svg:y="4.643cm">
          <draw:text-box>
            <text:p text:style-name="P6"><text:span text:style-name="T3">C</text:span></text:p>
          </draw:text-box>
        </draw:frame>
        <draw:frame draw:style-name="gr2" draw:text-style-name="P7" draw:layer="layout" svg:width="1.341cm" svg:height="1.627cm" svg:x="2.52cm" svg:y="10.044cm">
          <draw:text-box>
            <text:p text:style-name="P6"><text:span text:style-name="T3">A</text:span></text:p>
          </draw:text-box>
        </draw:frame>
        <draw:frame draw:style-name="gr2" draw:text-style-name="P7" draw:layer="layout" svg:width="1.358cm" svg:height="1.627cm" svg:x="2.52cm" svg:y="15.044cm">
          <draw:text-box>
            <text:p text:style-name="P6"><text:span text:style-name="T3">G</text:span></text:p>
          </draw:text-box>
        </draw:frame>
        <draw:frame draw:style-name="gr2" draw:text-style-name="P7" draw:layer="layout" svg:width="1.241cm" svg:height="1.627cm" svg:x="2.52cm" svg:y="20.044cm">
          <draw:text-box>
            <text:p text:style-name="P6"><text:span text:style-name="T3">E</text:span></text:p>
          </draw:text-box>
        </draw:frame>
        <draw:frame draw:style-name="gr2" draw:text-style-name="P7" draw:layer="layout" svg:width="1.334cm" svg:height="1.627cm" svg:x="2.52cm" svg:y="4.644cm">
          <draw:text-box>
            <text:p text:style-name="P6"><text:span text:style-name="T3">C</text:span></text:p>
          </draw:text-box>
        </draw:frame>
        <draw:frame draw:style-name="gr2" draw:text-style-name="P7" draw:layer="layout" svg:width="1.386cm" svg:height="1.627cm" svg:x="2.52cm" svg:y="25.044cm">
          <draw:text-box>
            <text:p text:style-name="P6"><text:span text:style-name="T3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mplate" draw:protected="true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8T21:43:33.073000000</meta:creation-date>
    <dc:date>2025-02-24T15:10:40.289000000</dc:date>
    <meta:editing-duration>PT11M50S</meta:editing-duration>
    <meta:editing-cycles>2</meta:editing-cycles>
    <meta:generator>LibreOffice/24.8.4.2$Windows_X86_64 LibreOffice_project/bb3cfa12c7b1bf994ecc5649a80400d06cd71002</meta:generator>
    <meta:document-statistic meta:object-count="26"/>
  </office:meta>
</office:document-meta>
</file>